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2dc3" officeooo:paragraph-rsid="001c375a"/>
    </style:style>
    <style:style style:name="P2" style:family="paragraph" style:parent-style-name="Standard">
      <style:text-properties officeooo:rsid="001cd8d8" officeooo:paragraph-rsid="001cd8d8"/>
    </style:style>
    <style:style style:name="P3" style:family="paragraph" style:parent-style-name="Standard">
      <style:text-properties officeooo:rsid="001cd8d8" officeooo:paragraph-rsid="001cd8d8"/>
    </style:style>
    <style:style style:name="P4" style:family="paragraph" style:parent-style-name="Standard">
      <style:text-properties officeooo:rsid="001d7585" officeooo:paragraph-rsid="001d75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vigation list</text:p>
      <text:p text:style-name="P2"/>
      <text:p text:style-name="P2">TITLE</text:p>
      <text:p text:style-name="P2"/>
      <text:p text:style-name="P2">Site description paragraph</text:p>
      <text:p text:style-name="P2">Quote</text:p>
      <text:p text:style-name="P2"/>
      <text:p text:style-name="P2">List of subjects with images</text:p>
      <text:p text:style-name="P2"/>
      <text:p text:style-name="P2">contact info</text:p>
      <text:p text:style-name="P4">(First/last name, email, subject preference)</text:p>
      <text:p text:style-name="P2"/>
      <text:p text:style-name="P2">footer</text:p>
      <text:p text:style-name="P2"/>
      <text:p text:style-name="P2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8:17:40.823000000</meta:creation-date>
    <dc:date>2019-05-29T09:38:13.863000000</dc:date>
    <meta:editing-duration>PT8M12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9" meta:word-count="20" meta:character-count="142" meta:non-whitespace-character-count="129"/>
  </office:meta>
</office:document-meta>
</file>